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1.097cm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1.096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e32c1a" draw:marker-start="" draw:marker-start-width="0.318cm" draw:marker-start-center="false" draw:marker-end="" draw:marker-end-width="0.3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38cm" fo:min-width="0.776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ed7618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208cm" fo:padding-top="0cm" fo:padding-bottom="0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229cm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108cm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284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247cm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262cm" fo:padding-top="0cm" fo:padding-bottom="0cm" fo:padding-left="0cm" fo:padding-right="0cm" draw:shadow="hidden" draw:shadow-offset-x="0.3cm" draw:shadow-offset-y="0.3cm" draw:shadow-color="#808080"/>
    </style:style>
    <style:style style:name="gr12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height="true" draw:auto-grow-width="true" fo:min-height="0.419cm" fo:min-width="0.205cm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>
      <style:graphic-properties draw:stroke="solid" svg:stroke-width="0.019cm" svg:stroke-color="#93117d" draw:marker-start="" draw:marker-start-width="0.318cm" draw:marker-start-center="false" draw:marker-end="" draw:marker-end-width="0.318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d7618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ed7618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ed7618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Lucida Sans Unicode" style:font-size-asian="9pt" style:font-style-asian="normal" style:font-weight-asian="normal" style:font-name-complex="Tahoma1" style:font-size-complex="9pt" style:font-style-complex="normal" style:font-weight-complex="normal" style:text-emphasize="none" style:font-relief="none"/>
    </style:style>
    <style:style style:name="T2" style:family="text">
      <style:text-properties fo:color="#ed7618" style:text-outline="false" style:text-line-through-style="none" style:text-line-through-type="none" style:font-name="Bitstream Vera Sans1" fo:font-size="9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597cm" svg:height="0.63cm" draw:transform="rotate (0.298974900866629) translate (8.798cm 15.534cm)">
            <draw:text-box>
              <text:p text:style-name="P1"><text:span text:style-name="T1">1,7 cm</text:span></text:p>
            </draw:text-box>
          </draw:frame>
          <draw:frame draw:style-name="gr2" draw:text-style-name="P3" draw:layer="layout" svg:width="1.096cm" svg:height="0.38cm" draw:transform="rotate (-0.0378736447682775) translate (8.311cm 13.684cm)">
            <draw:text-box>
              <text:p text:style-name="P1"><text:span text:style-name="T2">3,2 cm</text:span></text:p>
            </draw:text-box>
          </draw:frame>
          <draw:line draw:style-name="gr3" draw:text-style-name="P4" draw:layer="layout" svg:x1="9.978cm" svg:y1="15.257cm" svg:x2="9.018cm" svg:y2="15.551cm">
            <text:p/>
          </draw:line>
          <draw:line draw:style-name="gr3" draw:text-style-name="P4" draw:layer="layout" svg:x1="9.018cm" svg:y1="15.548cm" svg:x2="7.99cm" svg:y2="14.095cm">
            <text:p/>
          </draw:line>
          <draw:line draw:style-name="gr3" draw:text-style-name="P4" draw:layer="layout" svg:x1="7.99cm" svg:y1="14.095cm" svg:x2="9.62cm" svg:y2="14.18cm">
            <text:p/>
          </draw:line>
          <draw:line draw:style-name="gr3" draw:text-style-name="P4" draw:layer="layout" svg:x1="9.62cm" svg:y1="14.183cm" svg:x2="9.98cm" svg:y2="15.256cm">
            <text:p/>
          </draw:line>
          <draw:frame draw:style-name="gr4" draw:text-style-name="P3" draw:layer="layout" svg:width="1.276cm" svg:height="0.63cm" draw:transform="rotate (-0.305607152024207) translate (8.77cm 14.541cm)">
            <draw:text-box>
              <text:p text:style-name="P1"><text:span text:style-name="T2">110°</text:span></text:p>
            </draw:text-box>
          </draw:frame>
          <draw:ellipse draw:style-name="gr5" draw:text-style-name="P5" draw:layer="layout" svg:width="0.652cm" svg:height="0.703cm" draw:transform="skewX (0.0879645943005142) rotate (0.398109602379907) translate (8.597cm 15.317cm)" draw:kind="arc" draw:start-angle="351.73" draw:end-angle="105.98">
            <text:p/>
          </draw:ellipse>
          <draw:frame draw:style-name="gr6" draw:text-style-name="P6" draw:layer="layout" svg:width="0.708cm" svg:height="0.419cm" svg:x="7.553cm" svg:y="13.729cm">
            <draw:text-box>
              <text:p text:style-name="P1"><text:span text:style-name="T3">F</text:span></text:p>
            </draw:text-box>
          </draw:frame>
          <draw:frame draw:style-name="gr7" draw:text-style-name="P6" draw:layer="layout" svg:width="0.729cm" svg:height="0.669cm" svg:x="8.549cm" svg:y="15.384cm">
            <draw:text-box>
              <text:p text:style-name="P1"><text:span text:style-name="T3">S</text:span></text:p>
            </draw:text-box>
          </draw:frame>
          <draw:frame draw:style-name="gr8" draw:text-style-name="P6" draw:layer="layout" svg:width="0.608cm" svg:height="0.669cm" svg:x="9.856cm" svg:y="14.795cm">
            <draw:text-box>
              <text:p text:style-name="P1"><text:span text:style-name="T3">I</text:span></text:p>
            </draw:text-box>
          </draw:frame>
          <draw:frame draw:style-name="gr9" draw:text-style-name="P6" draw:layer="layout" svg:width="0.784cm" svg:height="0.669cm" svg:x="9.516cm" svg:y="13.731cm">
            <draw:text-box>
              <text:p text:style-name="P1"><text:span text:style-name="T3">O</text:span></text:p>
            </draw:text-box>
          </draw:frame>
          <draw:frame draw:style-name="gr10" draw:text-style-name="P6" draw:layer="layout" svg:width="0.747cm" svg:height="0.669cm" svg:x="10.414cm" svg:y="15.276cm">
            <draw:text-box>
              <text:p text:style-name="P1"><text:span text:style-name="T3">X</text:span></text:p>
            </draw:text-box>
          </draw:frame>
          <draw:frame draw:style-name="gr11" draw:text-style-name="P6" draw:layer="layout" svg:width="0.262cm" svg:height="0.419cm" svg:x="11.922cm" svg:y="15.754cm">
            <draw:text-box>
              <text:p text:style-name="P1"><text:span text:style-name="T3">U</text:span></text:p>
            </draw:text-box>
          </draw:frame>
          <draw:frame draw:style-name="gr12" draw:text-style-name="P6" draw:layer="layout" svg:width="0.726cm" svg:height="0.669cm" svg:x="12.92cm" svg:y="14.394cm">
            <draw:text-box>
              <text:p text:style-name="P1"><text:span text:style-name="T3">E</text:span></text:p>
            </draw:text-box>
          </draw:frame>
          <draw:frame draw:style-name="gr13" draw:text-style-name="P6" draw:layer="layout" svg:width="0.705cm" svg:height="0.669cm" svg:x="11.109cm" svg:y="13.749cm">
            <draw:text-box>
              <text:p text:style-name="P1"><text:span text:style-name="T3">L</text:span></text:p>
            </draw:text-box>
          </draw:frame>
          <draw:g>
            <draw:line draw:style-name="gr14" draw:text-style-name="P4" draw:layer="layout" svg:x1="10.894cm" svg:y1="15.362cm" svg:x2="11.784cm" svg:y2="15.876cm">
              <text:p/>
            </draw:line>
            <draw:line draw:style-name="gr14" draw:text-style-name="P4" draw:layer="layout" svg:x1="11.786cm" svg:y1="15.876cm" svg:x2="13.049cm" svg:y2="14.69cm">
              <text:p/>
            </draw:line>
            <draw:line draw:style-name="gr14" draw:text-style-name="P4" draw:layer="layout" svg:x1="13.046cm" svg:y1="14.693cm" svg:x2="11.435cm" svg:y2="14.398cm">
              <text:p/>
            </draw:line>
            <draw:line draw:style-name="gr14" draw:text-style-name="P4" draw:layer="layout" svg:x1="11.434cm" svg:y1="14.398cm" svg:x2="10.893cm" svg:y2="15.36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1" svg:font-family="'Bitstream Vera Sans'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2:41.167277349</meta:creation-date>
    <dc:date>2018-04-10T16:03:03.921206801</dc:date>
    <meta:editing-duration>PT23S</meta:editing-duration>
    <meta:editing-cycles>1</meta:editing-cycles>
    <meta:document-statistic meta:object-count="22"/>
    <meta:generator>LibreOffice/6.0.0.3$MacOSX_X86_64 LibreOffice_project/64a0f66915f38c6217de274f0aa8e15618924765</meta:generator>
  </office:meta>
</office:document-meta>
</file>